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Variable</text:p>
          </table:table-cell>
          <table:table-cell office:value-type="string">
            <text:p>Obs</text:p>
          </table:table-cell>
          <table:table-cell office:value-type="string">
            <text:p>Mean</text:p>
          </table:table-cell>
          <table:table-cell office:value-type="string">
            <text:p>Std. Dev.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otchol1</text:p>
          </table:table-cell>
          <table:table-cell office:value-type="float" office:value="4382">
            <text:p>4382</text:p>
          </table:table-cell>
          <table:table-cell office:value-type="string">
            <text:p>236.9843</text:p>
          </table:table-cell>
          <table:table-cell office:value-type="string">
            <text:p>44.6511</text:p>
          </table:table-cell>
          <table:table-cell office:value-type="float" office:value="107">
            <text:p>107</text:p>
          </table:table-cell>
          <table:table-cell office:value-type="float" office:value="696">
            <text:p>696</text:p>
          </table:table-cell>
          <table:table-cell table:number-columns-repeated="3"/>
        </table:table-row>
        <table:table-row table:style-name="ro2">
          <table:table-cell office:value-type="string">
            <text:p>totchol2</text:p>
          </table:table-cell>
          <table:table-cell office:value-type="float" office:value="3787">
            <text:p>3787</text:p>
          </table:table-cell>
          <table:table-cell office:value-type="string">
            <text:p>249.5791</text:p>
          </table:table-cell>
          <table:table-cell office:value-type="string">
            <text:p>45.75413</text:p>
          </table:table-cell>
          <table:table-cell office:value-type="float" office:value="115">
            <text:p>115</text:p>
          </table:table-cell>
          <table:table-cell office:value-type="float" office:value="638">
            <text:p>638</text:p>
          </table:table-cell>
          <table:table-cell table:number-columns-repeated="3"/>
        </table:table-row>
        <table:table-row table:style-name="ro2">
          <table:table-cell office:value-type="string">
            <text:p>totchol3</text:p>
          </table:table-cell>
          <table:table-cell office:value-type="float" office:value="3049">
            <text:p>3049</text:p>
          </table:table-cell>
          <table:table-cell office:value-type="string">
            <text:p>236.7133</text:p>
          </table:table-cell>
          <table:table-cell office:value-type="string">
            <text:p>44.44948</text:p>
          </table:table-cell>
          <table:table-cell office:value-type="float" office:value="112">
            <text:p>112</text:p>
          </table:table-cell>
          <table:table-cell office:value-type="float" office:value="625">
            <text:p>625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6"/>
          <table:table-cell table:formula="of:=236.9843+249.5791+236.7133" office:value-type="float" office:value="723.2767">
            <text:p>723,2767</text:p>
          </table:table-cell>
          <table:table-cell/>
          <table:table-cell table:formula="of:=696-107" office:value-type="float" office:value="589">
            <text:p>589</text:p>
          </table:table-cell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2T00:45:15</dc:date>
    <dc:creator>Thomas Ludwig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26" meta:object-count="0"/>
  </office:meta>
</office:document-meta>
</file>